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9.23395833333333cm"/>
    </style:style>
    <style:style style:name="co3" style:family="table-column">
      <style:table-column-properties fo:break-before="auto" style:column-width="18.706041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2.85875cm"/>
    </style:style>
    <style:style style:name="co7" style:family="table-column">
      <style:table-column-properties fo:break-before="auto" style:column-width="11.48291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89pt" style:use-optimal-row-height="true" fo:break-before="auto"/>
    </style:style>
    <style:style style:name="ro3" style:family="table-row">
      <style:table-row-properties style:row-height="238pt" style:use-optimal-row-height="true" fo:break-before="auto"/>
    </style:style>
    <style:style style:name="ro4" style:family="table-row">
      <style:table-row-properties style:row-height="255pt" style:use-optimal-row-height="true" fo:break-before="auto"/>
    </style:style>
    <style:style style:name="ro5" style:family="table-row">
      <style:table-row-properties style:row-height="18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tform_info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6375" table:default-cell-style-name="ce5"/>
        <table:table-row table:style-name="ro1">
          <table:table-cell office:value-type="string" table:style-name="ce2">
            <text:p>system name</text:p>
          </table:table-cell>
          <table:table-cell office:value-type="string" table:style-name="ce2">
            <text:p>system type</text:p>
          </table:table-cell>
          <table:table-cell office:value-type="string" table:style-name="ce2">
            <text:p>info</text:p>
          </table:table-cell>
          <table:table-cell office:value-type="string" table:style-name="ce2">
            <text:p>uname -a</text:p>
          </table:table-cell>
          <table:table-cell office:value-type="string" table:style-name="ce2">
            <text:p>os</text:p>
          </table:table-cell>
          <table:table-cell office:value-type="string" table:style-name="ce2">
            <text:p>scheduler</text:p>
          </table:table-cell>
          <table:table-cell office:value-type="string" table:style-name="ce2">
            <text:p>benchmark code</text:p>
          </table:table-cell>
          <table:table-cell office:value-type="string" table:style-name="ce2">
            <text:p>compiler, BLAS version</text:p>
          </table:table-cell>
          <table:table-cell office:value-type="string" table:style-name="ce2">
            <text:p>timer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3">
            <text:p>peak</text:p>
          </table:table-cell>
          <table:table-cell office:value-type="string" table:style-name="ce3">
            <text:p>IBM AC922</text:p>
          </table:table-cell>
          <table:table-cell office:value-type="string" table:style-name="ce4">
            <text:p>https://docs.olcf.ornl.gov/systems/summit_user_guide.html</text:p>
          </table:table-cell>
          <table:table-cell office:value-type="string" table:style-name="ce5">
            <text:p>Linux h41n09 4.18.0-193.46.1.el8_2.ppc64le #1 SMP Thu Feb 18 09:47:51 EST 2021 ppc64le ppc64le ppc64le GNU/Linux</text:p>
          </table:table-cell>
          <table:table-cell office:value-type="string" table:style-name="ce6">
            <text:p>jsrun -n1 -r1 cat /etc/os-release</text:p>
            <text:p>NAME="Red Hat Enterprise Linux"</text:p>
            <text:p>VERSION="8.2 (Ootpa)"</text:p>
            <text:p>ID="rhel"</text:p>
            <text:p>ID_LIKE="fedora"</text:p>
            <text:p>VERSION_ID="8.2"</text:p>
            <text:p>PLATFORM_ID="platform:el8"</text:p>
            <text:p>PRETTY_NAME="Red Hat Enterprise Linux 8.2 (Ootpa)"</text:p>
            <text:p>ANSI_COLOR="0;31"</text:p>
            <text:p>CPE_NAME="cpe:/o:redhat:enterprise_linux:8.2:GA"</text:p>
            <text:p>HOME_URL="https://www.redhat.com/"</text:p>
            <text:p>BUG_REPORT_URL="https://bugzilla.redhat.com/"</text:p>
            <text:p/>
            <text:p>REDHAT_BUGZILLA_PRODUCT="Red Hat Enterprise Linux 8"</text:p>
            <text:p>REDHAT_BUGZILLA_PRODUCT_VERSION=8.2</text:p>
            <text:p>REDHAT_SUPPORT_PRODUCT="Red Hat Enterprise Linux"</text:p>
            <text:p>REDHAT_SUPPORT_PRODUCT_VERSION="8.2"</text:p>
          </table:table-cell>
          <table:table-cell office:value-type="string" table:style-name="ce7">
            <text:p>JSM</text:p>
          </table:table-cell>
          <table:table-cell office:value-type="string" table:style-name="ce7">
            <text:p>modified from CUDA Samples</text:p>
            <text:p>0_Simple/matrixMulCUBLAS/matrixMulCUBLAS.cpp</text:p>
            <text:p>for license, see /usr/local/cuda/samples/EULA.txt</text:p>
          </table:table-cell>
          <table:table-cell office:value-type="string" table:style-name="ce6">
            <text:p>nvcc --version</text:p>
            <text:p>Cuda compilation tools, release 11.0, V11.0.221</text:p>
            <text:p>Build cuda_11.0_bu.TC445_37.28845127_0</text:p>
            <text:p>CUDA 11.0.3</text:p>
          </table:table-cell>
          <table:table-cell office:value-type="string" table:style-name="ce3">
            <text:p>cuda events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bsd-a100</text:p>
          </table:table-cell>
          <table:table-cell office:value-type="string" table:style-name="ce3">
            <text:p>NVIDIA DGX A100</text:p>
          </table:table-cell>
          <table:table-cell office:value-type="string" table:style-name="ce4">
            <text:p>https://images.nvidia.com/aem-dam/Solutions/Data-Center/nvidia-dgx-a100-datasheet.pdf</text:p>
          </table:table-cell>
          <table:table-cell office:value-type="string" table:style-name="ce5">
            <text:p>Linux bsd-a100 5.4.0-80-generic #90-Ubuntu SMP Fri Jul 9 22:49:44 UTC 2021 x86_64 x86_64 x86_64 GNU/Linux</text:p>
          </table:table-cell>
          <table:table-cell office:value-type="string" table:style-name="ce6">
            <text:p>cat /etc/os-release</text:p>
            <text:p>NAME="Ubuntu"</text:p>
            <text:p>VERSION="20.04.2 LTS (Focal Fossa)"</text:p>
            <text:p>ID=ubuntu</text:p>
            <text:p>ID_LIKE=debian</text:p>
            <text:p>PRETTY_NAME="Ubuntu 20.04.2 LTS"</text:p>
            <text:p>VERSION_ID="20.04"</text:p>
            <text:p>HOME_URL="https://www.ubuntu.com/"</text:p>
            <text:p>SUPPORT_URL="https://help.ubuntu.com/"</text:p>
            <text:p>BUG_REPORT_URL="https://bugs.launchpad.net/ubuntu/"</text:p>
            <text:p>PRIVACY_POLICY_URL="https://www.ubuntu.com/legal/terms-and-policies/privacy-policy"</text:p>
            <text:p>VERSION_CODENAME=focal</text:p>
            <text:p>UBUNTU_CODENAME=focal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modified from CUDA Samples</text:p>
            <text:p>0_Simple/matrixMulCUBLAS/matrixMulCUBLAS.cpp</text:p>
            <text:p>for license, see /usr/local/cuda/samples/EULA.txt</text:p>
          </table:table-cell>
          <table:table-cell office:value-type="string" table:style-name="ce6">
            <text:p>nvcc --version</text:p>
            <text:p>release 11.2, V11.2.152</text:p>
            <text:p>11.2.r11.2/compiler.29618528_0</text:p>
          </table:table-cell>
          <table:table-cell office:value-type="string" table:style-name="ce3">
            <text:p>cuda events</text:p>
          </table:table-cell>
          <table:table-cell table:number-columns-repeated="16375"/>
        </table:table-row>
        <table:table-row table:style-name="ro4">
          <table:table-cell office:value-type="string" table:style-name="ce3">
            <text:p>spock</text:p>
          </table:table-cell>
          <table:table-cell table:style-name="ce3"/>
          <table:table-cell office:value-type="string" table:style-name="ce8">
            <text:p>https://docs.olcf.ornl.gov/systems/spock_quick_start_guide.html</text:p>
            <text:p>https://frontier-coe.atlassian.net/wiki/spaces/FCOE/pages/278265857/The+new+MI100+nodes</text:p>
            <text:p/>
            <text:p>Each Spock compute node consists of [1x] 64-core AMD EPYC 7662 “Rome” CPU (with 2 hardware threads per physical core) with access to 256 GB of DDR4 memory and connected to [4x] AMD MI100 GPUs. The CPU is connected to all GPUs via PCIe Gen4, allowing peak host-to-device (H2D) and device-to-host (D2H) data transfers of 32+32 GB/s. The GPUs are connected in an all-to-all arrangement via Infinity Fabric (xGMI), allowing for a peak device-to-device bandwidth of 46+46 GB/s. Each compute node also has [2x] 3.2 TB NVMe devices (SSDs) with sequential read and write speeds of 6900 MB/s and 4200 MB/s, respectively.</text:p>
          </table:table-cell>
          <table:table-cell office:value-type="string" table:style-name="ce5">
            <text:p>Linux spock09 5.3.18-24.61_10.0.179-cray_shasta_c #1 SMP Mon May 17 03:09:13 UTC 2021 (58aea01) x86_64 x86_64 x86_64 GNU/Linux</text:p>
          </table:table-cell>
          <table:table-cell office:value-type="string" table:style-name="ce6">
            <text:p>srun -n1 cat /etc/os-release</text:p>
            <text:p>NAME="SLES"</text:p>
            <text:p>VERSION="15-SP2"</text:p>
            <text:p>VERSION_ID="15.2"</text:p>
            <text:p>PRETTY_NAME="SUSE Linux Enterprise Server 15 SP2"</text:p>
            <text:p>ID="sles"</text:p>
            <text:p>ID_LIKE="suse"</text:p>
            <text:p>ANSI_COLOR="0;32"</text:p>
            <text:p>CPE_NAME="cpe:/o:suse:sles:15:sp2"</text:p>
          </table:table-cell>
          <table:table-cell office:value-type="string" table:style-name="ce7">
            <text:p>SLURM</text:p>
          </table:table-cell>
          <table:table-cell office:value-type="string" table:style-name="ce7">
            <text:p>modified from CUDA Samples</text:p>
            <text:p>0_Simple/matrixMulCUBLAS/matrixMulCUBLAS.cpp</text:p>
            <text:p>for license, see /usr/local/cuda/samples/EULA.txt</text:p>
          </table:table-cell>
          <table:table-cell office:value-type="string" table:style-name="ce6">
            <text:p>hipcc --version</text:p>
            <text:p>HIP version: 4.2.21155-37cb3a34</text:p>
            <text:p>clang version 12.0.0 (https://github.com/RadeonOpenCompute/llvm-project roc-4.2.0 21161 b204d7f0cae65b6cd4446eec50fc1fb675d582af)</text:p>
            <text:p>ROCM 4.2.0</text:p>
          </table:table-cell>
          <table:table-cell office:value-type="string" table:style-name="ce3">
            <text:p>hip events</text:p>
          </table:table-cell>
          <table:table-cell table:number-columns-repeated="16375"/>
        </table:table-row>
        <table:table-row table:style-name="ro5">
          <table:table-cell office:value-type="string" table:style-name="ce3">
            <text:p>jlse-iris</text:p>
          </table:table-cell>
          <table:table-cell table:style-name="ce3"/>
          <table:table-cell office:value-type="string" table:style-name="ce8">
            <text:p>https://www.jlse.anl.gov/hardware-under-development/</text:p>
            <text:p>https://software.intel.com/content/dam/develop/external/us/en/documents/the-compute-architecture-of-intel-processor-graphics-gen9-v1d0.pdf</text:p>
            <text:p/>
            <text:p>Qty 20 - SuperMicro X11SSH-GF-1585 Server Motherboard</text:p>
            <text:p>- Intel Xeon E3-1585 v5 CPU w/ Intel Iris Pro Graphics P580</text:p>
            <text:p>- 4x 16GB DDR4-2666 SODIMMs (operating at DDR4-2133)</text:p>
            <text:p>- 1GbE Onboard</text:p>
          </table:table-cell>
          <table:table-cell office:value-type="string" table:style-name="ce6">
            <text:p>Linux iris09 5.3.18-59.16-default #1 SMP Thu Jul 15 11:28:57 UTC 2021 (0b62bdb) x86_64 x86_64 x86_64 GNU/Linux</text:p>
            <text:p>https://en.wikichip.org/wiki/intel/iris_graphics/pro_p580</text:p>
            <text:p/>
            <text:p>The GPU on the iris nodes is Intel Gen9 (Intel Iris Pro Graphics P580). Some specs:</text:p>
            <text:p><text:s/></text:p>
            <text:p>- peak theoretical double precision flop-rate: 331.2 Gflop/s (= 1.15 GHz* 2 DP ops/EU * 2 FMA factor * 72 EU)</text:p>
            <text:p>- peak theoretical single precision flop-rate: <text:s/>1324.8 Gflop/s (= 1.15 GHz* 8 SP ops/EU * 2 FMA factor * 72 EU)</text:p>
            <text:p>- peak theoretical memory BW: 34.1 GB/s (= 2 x 8B * DDR4-2133)</text:p>
          </table:table-cell>
          <table:table-cell office:value-type="string" table:style-name="ce6">
            <text:p>cat /etc/os-release</text:p>
            <text:p>NAME="openSUSE Leap"</text:p>
            <text:p>VERSION="15.3"</text:p>
            <text:p>ID="opensuse-leap"</text:p>
            <text:p>ID_LIKE="suse opensuse"</text:p>
            <text:p>VERSION_ID="15.3"</text:p>
            <text:p>PRETTY_NAME="openSUSE Leap 15.3"</text:p>
            <text:p>ANSI_COLOR="0;32"</text:p>
            <text:p>CPE_NAME="cpe:/o:opensuse:leap:15.3"</text:p>
            <text:p>BUG_REPORT_URL="https://bugs.opensuse.org"</text:p>
            <text:p>HOME_URL="https://www.opensuse.org/"</text:p>
          </table:table-cell>
          <table:table-cell office:value-type="string" table:style-name="ce7">
            <text:p>COBALT</text:p>
          </table:table-cell>
          <table:table-cell office:value-type="string" table:style-name="ce8">
            <text:p>modified from https://github.com/jz10/anl-gt-gpu/tree/master/hipcl/samples/hip_sycl_interop</text:p>
            <text:p>for license, see https://github.com/cpc/hipcl/blob/master/LICENSE</text:p>
          </table:table-cell>
          <table:table-cell office:value-type="string" table:style-name="ce6">
            <text:p>OneAPI 2020.2.0.2997</text:p>
            <text:p>clang++ --version</text:p>
            <text:p>Intel(R) oneAPI DPC++ Compiler 2021.2.0 (2021.2.0.20210317)</text:p>
            <text:p>linker:</text:p>
            <text:p>/soft/compilers/clang-hipcl/8.0-20210506//bin/clang++ --version</text:p>
            <text:p>clang version 8.0.1 (git@github.com:Kerilk/hipcl-clang.git ddfdabc6a8c0a0a2191fc52263b27f1c54a8ea21) (https://github.com/llvm-mirror/llvm.git ea28a67e47fd87c6b78597d90eba543bad4d7468)</text:p>
          </table:table-cell>
          <table:table-cell office:value-type="string" table:style-name="ce3">
            <text:p>gettimeofday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3"/>
          <table:table-cell table:number-columns-repeated="2" table:style-name="ce5"/>
          <table:table-cell table:style-name="ce3"/>
          <table:table-cell office:value-type="string" table:style-name="ce3">
            <text:p><text:s/></text:p>
          </table:table-cell>
          <table:table-cell table:style-name="ce5"/>
          <table:table-cell table:style-name="ce3"/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08</meta:generator>
    <meta:initial-creator>Microsoft Office User</meta:initial-creator>
    <dc:creator>Microsoft Office User</dc:creator>
    <meta:creation-date>2021-08-04T21:15:28Z</meta:creation-date>
    <dc:date>2021-09-07T23:05:53Z</dc:date>
  </office:meta>
</office:document-meta>
</file>